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ru" fo:country="RU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5">
      <style:paragraph-properties fo:text-align="justify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tyle-complex="normal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<text:span text:style-name="T1">(</text:span><text:span text:style-name="T4">HashMap, LinkedHashMap, TreeMap</text:span><text:span text:style-name="T1">)</text:span></text:p>
      <text:p text:style-name="P2"/>
      <text:p text:style-name="P6"><text:span text:style-name="T2">Классы реализующие интерфейс </text:span><text:span text:style-name="T6">MAP</text:span> <text:span text:style-name="T1">хранят в себе пару ключ,значение. <text:s/>Ключ, значения могут иметь разные типы.</text:span></text:p>
      <text:p text:style-name="P6"><text:span text:style-name="T1"><text:line-break/></text:span></text:p>
      <text:p text:style-name="P6"><text:span text:style-name="T1"/></text:p>
      <text:p text:style-name="P8"><text:span text:style-name="T1">Особенности:</text:span></text:p>
      <text:p text:style-name="P4"><text:span text:style-name="T1"/></text:p>
      <text:list xml:id="list6729936929553422149" text:style-name="L5">
        <text:list-item>
          <text:p text:style-name="P5"><text:span text:style-name="T1">В </text:span><text:span text:style-name="T3">M</text:span><text:span text:style-name="T7">ap</text:span><text:span text:style-name="T1"> не может быть одинаковых ключей, но значения одинаковые могут быть.</text:span></text:p>
          <text:p text:style-name="P5"><text:span text:style-name="T1">Если добавить новую запись с уже имеющимся ключом, то значение этого ключа перезапишется. </text:span></text:p>
          <text:p text:style-name="P5"><text:span text:style-name="T1"/></text:p>
        </text:list-item>
        <text:list-item>
          <text:p text:style-name="P5"><text:span text:style-name="T1">1.В </text:span><text:span text:style-name="T7">HashMap</text:span><text:span text:style-name="T1"> элементы (пары ключ, значение) не имеют порядка то есть вывод всех пар может быть в совершенно случайном порядке. Это происходит потому-что здесь используется хеширование, а оно зависит от случайных величин.</text:span></text:p>
          <text:p text:style-name="P7"><text:span text:style-name="T1">Соответственно, использовать </text:span>HashMap <text:span text:style-name="T1">целесообразно в том случае когда не важен порядок пар, важно только их наличие.</text:span></text:p>
          <text:p text:style-name="P7"><text:span text:style-name="T1"/></text:p>
        </text:list-item>
        <text:list-item>
          <text:p text:style-name="P7"><text:span text:style-name="T1">В </text:span><text:span text:style-name="T7">LinkedHashMap </text:span><text:span text:style-name="T1">элементы (пары ключ, значение) имеют такой порядок в каком они были добавлены.</text:span></text:p>
          <text:p text:style-name="P7"><text:span text:style-name="T1"/></text:p>
        </text:list-item>
        <text:list-item>
          <text:p text:style-name="P7"><text:span text:style-name="T1">В </text:span><text:span text:style-name="T7">TreeMap</text:span> <text:span text:style-name="T1">элементы (пары ключ, значение) сортируются по ключу.</text:span></text:p>
        </text:list-item>
      </text:list>
      <text:p text:style-name="P4"><text:span text:style-name="T1"/></text:p>
      <text:p text:style-name="P4"><text:span text:style-name="T1"/></text:p>
      <text:p text:style-name="P4"><text:span text:style-name="T1"/></text:p>
      <text:p text:style-name="P8"><text:span text:style-name="T1">Создание нового объекта:</text:span></text:p>
      <text:p text:style-name="P4">Map&lt;Integer, String&gt; map = new HashMap&lt;&gt;();</text:p>
      <text:p text:style-name="P4"/>
      <text:p text:style-name="P4"/>
      <text:p text:style-name="P3">Обход <text:span text:style-name="T5">Map</text:span><text:span text:style-name="T4"> </text:span>в цикле:</text:p>
      <text:p text:style-name="P4">for (Map.entry&lt;Integer, String&gt; entry : map.entrySet()) {</text:p>
      <text:p text:style-name="P4"><text:tab/>System.out.println(entry.getKey() + “:” + entry.getValue());</text:p>
      <text:p text:style-name="P4">}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8M5S</meta:editing-duration>
    <meta:editing-cycles>17</meta:editing-cycles>
    <meta:generator>OpenOffice/4.1.13$Win32 OpenOffice.org_project/4113m1$Build-9810</meta:generator>
    <dc:date>2022-08-06T14:56:25.16</dc:date>
    <meta:document-statistic meta:table-count="0" meta:image-count="0" meta:object-count="0" meta:page-count="1" meta:paragraph-count="16" meta:word-count="144" meta:character-count="1020"/>
    <meta:user-defined meta:name="Info 1"/>
    <meta:user-defined meta:name="Info 2"/>
    <meta:user-defined meta:name="Info 3"/>
    <meta:user-defined meta:name="Info 4"/>
  </office:meta>
</office:document-meta>
</file>